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98in"/>
    </style:style>
    <style:style style:name="co4" style:family="table-column">
      <style:table-column-properties fo:break-before="auto" style:column-width="0.8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 style:data-style-name="N99">
      <style:table-cell-properties fo:background-color="#729fcf"/>
    </style:style>
    <style:style style:name="ce3" style:family="table-cell" style:parent-style-name="Default" style:data-style-name="N99"/>
    <style:style style:name="ce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57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Key</text:p>
          </table:table-cell>
          <table:table-cell table:style-name="ce5" office:value-type="string" calcext:value-type="string">
            <text:p>Tested</text:p>
          </table:table-cell>
          <table:table-cell table:style-name="ce4" office:value-type="string" calcext:value-type="string">
            <text:p>postProcess</text:p>
          </table:table-cell>
          <table:table-cell table:style-name="ce4" office:value-type="string" calcext:value-type="string">
            <text:p>Remark</text:p>
          </table:table-cell>
          <table:table-cell table:style-name="ce1" table:number-columns-repeated="57"/>
        </table:table-row>
        <table:table-row table:style-name="ro1" table:visibility="filter">
          <table:table-cell office:value-type="string" calcext:value-type="string">
            <text:p>Media 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atingKey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or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Sor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udio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ontent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ent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ar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mmary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Genre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iew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ewCoun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ast Viewed 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astViewed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ag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gline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lease 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allyAvailable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ri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Writer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Country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ir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Director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Role[*].ta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udience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udience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ser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Rat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b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Label[*].ta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ked Fiel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Field[*].ta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Extras[*].siz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behindthesce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behindTheScenes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dele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deleted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featu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featurette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inter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interview']</text:p>
          </table:table-cell>
          <table:table-cell table:number-columns-repeated="60"/>
        </table:table-row>
        <table:table-row table:style-name="ro1" table:visibility="filter"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added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pd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updatedAt</text:p>
          </table:table-cell>
          <table:table-cell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s-sc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scene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short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s-trai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trailer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le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Collection']['tag'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iginal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alTit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Langu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2][@languageCod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2][@tit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Langu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languageCod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tit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codec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Forc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forced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cess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accessib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exist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aDB Li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guid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aData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guid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r 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thumb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 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rt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chapterSourc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Chapter][tag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Chapter][index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Resolu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Resolution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bitrat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width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height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spectRatio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udioChannel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udioCodec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Codec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container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Fram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FrameRat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fil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file]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size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size]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indexe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duration]</text:p>
          </table:table-cell>
          <table:table-cell table:number-columns-repeated="2"/>
          <table:table-cell office:value-type="string" calcext:value-type="string">
            <text:p>String 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container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optimizedForStreaming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deepAnalysisVersion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requiredBandwidths]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tit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defaul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ind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ixelForma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rof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refFram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scanTyp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streamIdentifi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wid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ixelAspectRat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heigh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hasScalingMatri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frameRateM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frame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de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de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hromaSubsampl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Primar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Ran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Spa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Tr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aba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anamorph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anguage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angua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bit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bitDep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dur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requiredBandwid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ev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selec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defaul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ode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ind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hanne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langua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language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audioChannelLay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Dep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rateM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ode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dur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prof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samplingR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io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requiredBandwid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prof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langua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language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code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forma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tit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selec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requiredBandwid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title Header Comp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headerCompression</text:p>
          </table:table-cell>
          <table:table-cell table:number-columns-repeated="60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G125" table:display-filter-buttons="true" table:orientation="column">
          <table:filter>
            <table:filter-and>
              <table:filter-condition table:field-number="4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20:43:19.435133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9:08:47.116572601</meta:creation-date>
    <dc:date>2020-06-21T22:58:13.452394161</dc:date>
    <meta:editing-duration>PT2H50M41S</meta:editing-duration>
    <meta:editing-cycles>48</meta:editing-cycles>
    <meta:generator>LibreOffice/6.4.4.2$Linux_X86_64 LibreOffice_project/40$Build-2</meta:generator>
    <meta:document-statistic meta:table-count="1" meta:cell-count="528" meta:object-count="0"/>
  </office:meta>
</office:document-meta>
</file>